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e59ca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top="0.101cm" fo:margin-bottom="0.101cm" style:contextual-spacing="false"/>
      <style:text-properties fo:font-size="14pt" officeooo:paragraph-rsid="0020f992" style:font-size-asian="14pt" style:font-size-complex="14pt"/>
    </style:style>
    <style:style style:name="P4" style:family="paragraph" style:parent-style-name="Standard">
      <style:paragraph-properties fo:margin-top="0.101cm" fo:margin-bottom="0.101cm" style:contextual-spacing="false"/>
      <style:text-properties officeooo:paragraph-rsid="0020f992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fo:font-weight="bold" officeooo:rsid="002293fb" officeooo:paragraph-rsid="002293fb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fo:font-weight="bold" officeooo:rsid="002293fb" officeooo:paragraph-rsid="002293fb" style:font-weight-asian="bold" style:font-weight-complex="bold"/>
    </style:style>
    <style:style style:name="P7" style:family="paragraph" style:parent-style-name="Standard" style:list-style-name="L2">
      <style:paragraph-properties fo:margin-top="0.101cm" fo:margin-bottom="0.101cm" style:contextual-spacing="false"/>
      <style:text-properties officeooo:paragraph-rsid="002293fb"/>
    </style:style>
    <style:style style:name="P8" style:family="paragraph" style:parent-style-name="Standard" style:list-style-name="L2">
      <style:paragraph-properties fo:margin-top="0.101cm" fo:margin-bottom="0.101cm" style:contextual-spacing="false"/>
      <style:text-properties officeooo:rsid="002580c8" officeooo:paragraph-rsid="002580c8"/>
    </style:style>
    <style:style style:name="T1" style:family="text">
      <style:text-properties officeooo:rsid="001e59ca"/>
    </style:style>
    <style:style style:name="T2" style:family="text">
      <style:text-properties officeooo:rsid="002011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110a" style:font-weight-asian="bold" style:font-weight-complex="bold"/>
    </style:style>
    <style:style style:name="T5" style:family="text">
      <style:text-properties fo:font-weight="bold" officeooo:rsid="0020c47b" style:font-weight-asian="bold" style:font-weight-complex="bold"/>
    </style:style>
    <style:style style:name="T6" style:family="text">
      <style:text-properties fo:font-weight="normal" officeooo:rsid="0020110a" style:font-weight-asian="normal" style:font-weight-complex="normal"/>
    </style:style>
    <style:style style:name="T7" style:family="text">
      <style:text-properties fo:font-weight="normal" officeooo:rsid="0020c47b" style:font-weight-asian="normal" style:font-weight-complex="normal"/>
    </style:style>
    <style:style style:name="T8" style:family="text">
      <style:text-properties fo:font-style="italic" fo:font-weight="bold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20f99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0f992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officeooo:rsid="0020f99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20f992" style:font-style-asian="normal" style:font-weight-asian="bold" style:font-style-complex="normal" style:font-weight-complex="bold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normal" officeooo:rsid="0020f992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fo:font-weight="normal" officeooo:rsid="002293f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ize="14pt" fo:font-style="normal" fo:font-weight="normal" officeooo:rsid="00244aec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officeooo:rsid="002580c8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bold" officeooo:rsid="0020f992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02580c8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font-style="normal" officeooo:rsid="002580c8" style:font-size-asian="14pt" style:font-style-asian="normal" style:font-size-complex="14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1. Ч</text:span>ем отличаются процессо автоматизации и цифровизации?</text:p>
      <text:p text:style-name="P2"/>
      <text:p text:style-name="P2"><text:tab/><text:span text:style-name="T1">Автоматизация предполагает просто замену рутинного человеческого труда машинным, </text:span><text:span text:style-name="T2">а цифровизация – создание информационного пространства для обмена данными между подразделениями и анализ этих данных.</text:span></text:p>
      <text:p text:style-name="P2"/>
      <text:p text:style-name="P2"><text:span text:style-name="T4"><text:tab/>2. </text:span><text:span text:style-name="T3">Опишите как влияет социальность, мобильность, аналитика больших данных и облачные технологии на цифровую трансформацию предприятий?</text:span></text:p>
      <text:p text:style-name="P2"><text:span text:style-name="T3"/></text:p>
      <text:p text:style-name="P2"><text:span text:style-name="T3"><text:tab/></text:span><text:span text:style-name="T6">Мобильность и облачные технологии помогают не привязываться к одному месту при осуществлении цифровой трансформации, например, помещать сервера вне предприятия, получать доступ к накопленной информации откуда угодно, где доступен интернет. Аналитика больших данных позволяет вычислить из этих данных закономерности, </text:span><text:span text:style-name="T7">что помогает чётче ставить цель цифровой трансформации предприятия и его развития.</text:span></text:p>
      <text:p text:style-name="P2"/>
      <text:p text:style-name="P2"><text:span text:style-name="T5"><text:tab/>3. </text:span><text:span text:style-name="T3">Опишите одну из субтехнологий.</text:span></text:p>
      <text:p text:style-name="P2"><text:span text:style-name="T3"/></text:p>
      <text:p text:style-name="P3"><text:span text:style-name="T3"><text:tab/></text:span><text:span text:style-name="T8">Технология систем распределенного реестр</text:span><text:span text:style-name="T9">а </text:span><text:span text:style-name="T12">–</text:span><text:span text:style-name="T10"> </text:span><text:span text:style-name="T11">подход к созданию баз данных, ключевой особенностью которого является отсутствие единого центра управления. Каждый узел составляет и записывает обновления реестра независимо от других узлов. </text:span></text:p>
      <text:p text:style-name="P4"><text:span text:style-name="T14"><text:tab/>Каждый участник системы хранит всю историю изменений и валидирует добавление любых изменений в систему.</text:span></text:p>
      <text:p text:style-name="P4"><text:span text:style-name="T14"><text:tab/>Одна из самых популярных реализаций СРР – блокчейн.</text:span><text:span text:style-name="T18"> </text:span><text:span text:style-name="T14">В нём данные о совершенных транзакциях структурируются в виде цепочки связанных блоков транзакций.</text:span></text:p>
      <text:p text:style-name="P4"><text:span text:style-name="T14"><text:tab/></text:span><text:span text:style-name="T15">Сети в этих системах бывают таких типов:</text:span></text:p>
      <text:list xml:id="list2726839531" text:style-name="L1">
        <text:list-item>
          <text:p text:style-name="P5"><text:span text:style-name="T20">Открытые – </text:span><text:span text:style-name="T13">те, где участники анонимны, доступ неограничен, а все инстанции децентрализованы.</text:span></text:p>
        </text:list-item>
        <text:list-item>
          <text:p text:style-name="P5"><text:span text:style-name="T20">Закрытые – </text:span><text:span text:style-name="T13">допуск ограничен и регламентирован согласно правилам сети, статус участников, ответственных за валидацию, закреплен за определенными контрагентами, и в большинстве случаев существует некоторая инстанция, управляющая правилами сети. Роли участников, как правило, следующие:</text:span></text:p>
          <text:list>
            <text:list-item>
              <text:p text:style-name="P5"><text:span text:style-name="T13">Пользователь – кто-то с разрешением изменять реестр.</text:span></text:p>
            </text:list-item>
            <text:list-item>
              <text:p text:style-name="P5"><text:span text:style-name="T13">Валидатор – узел, который может обновлять реестр.</text:span></text:p>
            </text:list-item>
            <text:list-item>
              <text:p text:style-name="P5"><text:span text:style-name="T13">Посредник – промежуточное звено меж системой и внешними участниками.</text:span></text:p>
            </text:list-item>
            <text:list-item>
              <text:p text:style-name="P5"><text:soft-page-break/><text:span text:style-name="T13">Администратор – тот, кто является провайдером услуг в системе, устанавливает стандарты и регулирует вопросы.</text:span></text:p>
            </text:list-item>
          </text:list>
        </text:list-item>
        <text:list-item>
          <text:p text:style-name="P5"><text:span text:style-name="T20">Гибридные сети – </text:span><text:span text:style-name="T13">сочетают свойства и тех, и других.</text:span></text:p>
        </text:list-item>
      </text:list>
      <text:p text:style-name="P6"><text:span text:style-name="T20"><text:tab/></text:span><text:span text:style-name="T16">Большинство алгоритмов консенсуса используют хеширование или другие приёмы криптографии.</text:span></text:p>
      <text:p text:style-name="P6"><text:span text:style-name="T16"/></text:p>
      <text:p text:style-name="P6"><text:span text:style-name="T16"><text:tab/></text:span><text:span text:style-name="T21">4. Какие дорожные карты созданы для развития цифровой экономики в России?</text:span></text:p>
      <text:list xml:id="list3300206192" text:style-name="L2">
        <text:list-item>
          <text:p text:style-name="P7"><text:span text:style-name="T17">Новосибирский институт программных систем (НИПС) - </text:span><text:a xlink:type="simple" xlink:href="https://cdto.wiki/Ссылки:Дорожная_карта_развития_«сквозной»_цифровой_технологии_«Системы_распределенного_реестра»" text:style-name="Internet_20_link" text:visited-style-name="Visited_20_Internet_20_Link"><text:span text:style-name="T17">дорожная карта развития СЦТ Системы распределённого реестра</text:span></text:a><text:span text:style-name="T17">.</text:span></text:p>
        </text:list-item>
        <text:list-item>
          <text:p text:style-name="P8"><text:span text:style-name="T13">«Цифровая экономика России» от 28 июля 2017.</text:span></text:p>
        </text:list-item>
        <text:list-item>
          <text:p text:style-name="P8"><text:span text:style-name="T13">«Внедрение сквозных технологий» от 2 сентября 2018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v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v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3:40:24.333755934</meta:creation-date>
    <meta:generator>LibreOffice/7.1.4.2$Linux_X86_64 LibreOffice_project/10$Build-2</meta:generator>
    <dc:date>2021-12-21T14:59:53.455162689</dc:date>
    <meta:editing-duration>PT4M11S</meta:editing-duration>
    <meta:editing-cycles>2</meta:editing-cycles>
    <meta:document-statistic meta:table-count="0" meta:image-count="0" meta:object-count="0" meta:page-count="2" meta:paragraph-count="21" meta:word-count="309" meta:character-count="2438" meta:non-whitespace-character-count="2138"/>
  </office:meta>
</office:document-meta>
</file>